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f805" officeooo:paragraph-rsid="0015f805"/>
    </style:style>
    <style:style style:name="P2" style:family="paragraph" style:parent-style-name="Standard">
      <style:text-properties officeooo:rsid="0016595d" officeooo:paragraph-rsid="0015f805"/>
    </style:style>
    <style:style style:name="P3" style:family="paragraph" style:parent-style-name="Standard">
      <style:text-properties officeooo:rsid="0016595d" officeooo:paragraph-rsid="0016595d"/>
    </style:style>
    <style:style style:name="P4" style:family="paragraph" style:parent-style-name="Standard">
      <style:text-properties officeooo:rsid="0016595d" officeooo:paragraph-rsid="001a0376"/>
    </style:style>
    <style:style style:name="P5" style:family="paragraph" style:parent-style-name="Standard">
      <style:text-properties officeooo:rsid="00189295" officeooo:paragraph-rsid="00189295"/>
    </style:style>
    <style:style style:name="P6" style:family="paragraph" style:parent-style-name="Standard">
      <style:text-properties fo:font-style="italic" officeooo:rsid="00196f20" officeooo:paragraph-rsid="001a0376" style:font-style-asian="italic" style:font-style-complex="italic"/>
    </style:style>
    <style:style style:name="P7" style:family="paragraph" style:parent-style-name="Standard">
      <style:text-properties officeooo:rsid="001a0376" officeooo:paragraph-rsid="001a0376"/>
    </style:style>
    <style:style style:name="P8" style:family="paragraph" style:parent-style-name="Standard">
      <style:paragraph-properties fo:margin-left="0.1181in" fo:margin-right="0in" fo:margin-top="0.0201in" fo:margin-bottom="0.0201in" loext:contextual-spacing="false" fo:text-indent="0in" style:auto-text-indent="false"/>
    </style:style>
    <style:style style:name="P9" style:family="paragraph" style:parent-style-name="lyt-paper_7e_LT_7e_Gliederung_20_1">
      <style:paragraph-properties fo:margin-left="0.472in" fo:margin-right="0in" fo:margin-top="0in" fo:margin-bottom="0.1965in" loext:contextual-spacing="false" fo:text-indent="-0.3543in" style:auto-text-indent="false"/>
      <style:text-properties fo:font-size="12pt" style:font-size-asian="12pt" style:font-size-complex="12pt"/>
    </style:style>
    <style:style style:name="P10" style:family="paragraph" style:parent-style-name="lyt-paper_7e_LT_7e_Gliederung_20_1">
      <style:paragraph-properties fo:margin-left="0.472in" fo:margin-right="0in" fo:margin-top="0.0201in" fo:margin-bottom="0.0201in" loext:contextual-spacing="false" fo:text-indent="-0.3543in" style:auto-text-indent="false"/>
    </style:style>
    <style:style style:name="P11" style:family="paragraph" style:parent-style-name="lyt-paper_7e_LT_7e_Gliederung_20_1">
      <style:paragraph-properties fo:margin-left="0.472in" fo:margin-right="0in" fo:margin-top="0.0201in" fo:margin-bottom="0.0201in" loext:contextual-spacing="false" fo:text-indent="-0.3543in" style:auto-text-indent="false"/>
      <style:text-properties fo:font-size="12pt" style:font-size-asian="12pt" style:font-size-complex="12pt"/>
    </style:style>
    <style:style style:name="P12" style:family="paragraph" style:parent-style-name="lyt-paper_7e_LT_7e_Gliederung_20_1">
      <style:paragraph-properties fo:margin-left="0.472in" fo:margin-right="0in" fo:margin-top="0.0201in" fo:margin-bottom="0.0201in" loext:contextual-spacing="false" fo:text-indent="-0.3543in" style:auto-text-indent="false"/>
      <style:text-properties fo:font-size="12pt" officeooo:paragraph-rsid="001b000e" style:font-size-asian="12pt" style:font-size-complex="12pt"/>
    </style:style>
    <style:style style:name="P13" style:family="paragraph" style:parent-style-name="lyt-paper_7e_LT_7e_Gliederung_20_1">
      <style:paragraph-properties fo:margin-left="0.472in" fo:margin-right="0in" fo:margin-top="0.0201in" fo:margin-bottom="0.0201in" loext:contextual-spacing="false" fo:text-indent="-0.3543in" style:auto-text-indent="false"/>
      <style:text-properties officeooo:paragraph-rsid="001c2e66"/>
    </style:style>
    <style:style style:name="P14" style:family="paragraph" style:parent-style-name="lyt-paper_7e_LT_7e_Gliederung_20_1" style:master-page-name="">
      <style:paragraph-properties fo:margin-top="0.0201in" fo:margin-bottom="0.0201in" loext:contextual-spacing="false" style:page-number="auto"/>
      <style:text-properties fo:font-size="12pt" officeooo:paragraph-rsid="001a0376" style:font-size-asian="12pt" style:font-size-complex="12pt"/>
    </style:style>
    <style:style style:name="P15" style:family="paragraph" style:parent-style-name="lyt-paper_7e_LT_7e_Gliederung_20_1">
      <style:paragraph-properties fo:margin-top="0.0201in" fo:margin-bottom="0.0201in" loext:contextual-spacing="false"/>
      <style:text-properties fo:font-size="12pt" officeooo:paragraph-rsid="001a0376" style:font-size-asian="12pt" style:font-size-complex="12pt"/>
    </style:style>
    <style:style style:name="T1" style:family="text">
      <style:text-properties officeooo:rsid="00167857"/>
    </style:style>
    <style:style style:name="T2" style:family="text">
      <style:text-properties officeooo:rsid="00189295"/>
    </style:style>
    <style:style style:name="T3" style:family="text">
      <style:text-properties officeooo:rsid="00196f20"/>
    </style:style>
    <style:style style:name="T4" style:family="text">
      <style:text-properties officeooo:rsid="001a0376"/>
    </style:style>
    <style:style style:name="T5" style:family="text">
      <style:text-properties style:font-name="Thorndale"/>
    </style:style>
    <style:style style:name="T6" style:family="text">
      <style:text-properties style:font-name="Thorndale" fo:font-size="28pt" style:font-size-asian="28pt"/>
    </style:style>
    <style:style style:name="T7" style:family="text">
      <style:text-properties style:font-name="Thorndale" fo:font-size="28pt" officeooo:rsid="001b000e" style:font-size-asian="28pt" style:font-size-complex="12pt"/>
    </style:style>
    <style:style style:name="T8" style:family="text">
      <style:text-properties style:font-name="Thorndale" fo:font-size="28pt" fo:font-weight="normal" officeooo:rsid="001b000e" style:font-size-asian="28pt" style:font-weight-asian="normal" style:font-size-complex="12pt"/>
    </style:style>
    <style:style style:name="T9" style:family="text">
      <style:text-properties style:font-name="Thorndale" officeooo:rsid="001a0376"/>
    </style:style>
    <style:style style:name="T10" style:family="text">
      <style:text-properties style:font-name="Thorndale" fo:font-weight="normal" style:font-weight-asian="normal"/>
    </style:style>
    <style:style style:name="T11" style:family="text">
      <style:text-properties style:font-name="Thorndale" fo:font-weight="normal" officeooo:rsid="001b000e" style:font-weight-asian="normal"/>
    </style:style>
    <style:style style:name="T12" style:family="text">
      <style:text-properties style:font-name="Thorndale" officeooo:rsid="001b000e"/>
    </style:style>
    <style:style style:name="T13" style:family="text">
      <style:text-properties style:font-name="Thorndale" fo:font-size="12pt" style:font-size-asian="12pt" style:font-size-complex="12pt"/>
    </style:style>
    <style:style style:name="T14" style:family="text">
      <style:text-properties style:font-name="Thorndale" fo:font-size="12pt" officeooo:rsid="001b000e" style:font-size-asian="12pt" style:font-size-complex="12pt"/>
    </style:style>
    <style:style style:name="T15" style:family="text">
      <style:text-properties style:font-name="Thorndale" fo:font-size="12pt" fo:font-weight="normal" style:font-size-asian="12pt" style:font-weight-asian="normal" style:font-size-complex="12pt"/>
    </style:style>
    <style:style style:name="T16" style:family="text">
      <style:text-properties style:font-name="Thorndale" fo:font-size="12pt" fo:font-weight="normal" officeooo:rsid="001b000e" style:font-size-asian="12pt" style:font-weight-asian="normal" style:font-size-complex="12pt"/>
    </style:style>
    <style:style style:name="T17" style:family="text">
      <style:text-properties style:font-name="Thorndale" fo:font-size="12pt" fo:font-weight="normal" officeooo:rsid="001c2e66" style:font-size-asian="12pt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ílem úlohy bylo sestavit zařízení které by detekovalo projetí aut<text:span text:style-name="T2">a</text:span> po autodráze která je pro 2 auta.</text:p>
      <text:p text:style-name="P1"/>
      <text:p text:style-name="P5">Poté co se optická brána přeruší se s <text:span text:style-name="T3">4</text:span>0ms <text:span text:style-name="T3">z</text:span>požděním spustí měření pomocí ultrazvuku pro přesnější vyhodnocení vzdálenosti se měření provede <text:span text:style-name="T3">2</text:span>x a z výsledných hodnot se vypočte průměr. </text:p>
      <text:p text:style-name="P1">Zařízení umí vyhodnotit dráhu po které auto projelo, čas projetí kola, nejrychlejší kolo</text:p>
      <text:p text:style-name="P1">a počet kol.</text:p>
      <text:p text:style-name="P1"/>
      <text:p text:style-name="P6">Představení jak to vypadá ukázka <text:span text:style-name="T4">popsat obrázek kde je optická brána, ultrazvukové měřiče</text:span></text:p>
      <text:p text:style-name="P6"><text:span text:style-name="T4">popsání funkcí</text:span></text:p>
      <text:p text:style-name="P6"/>
      <text:p text:style-name="P6">–----------<text:tab/></text:p>
      <text:p text:style-name="P2"/>
      <text:p text:style-name="P3"/>
      <text:p text:style-name="P3"><text:tab/>K vyhodnocení pozice autíčka na autodráze slouží 2 ultrazvukové měřiče vzdálenosti <text:span text:style-name="T1">umístěné naproti sobě.</text:span></text:p>
      <text:p text:style-name="P4"><text:tab/>Pro detekci projetí auta je použitá světelná závora laseru a solární článek, slouží pro detekci obou aut a je umístěna napříč dráhou</text:p>
      <text:p text:style-name="P3"><text:tab/><text:span text:style-name="T1">K Zobrazení vyhodnocených dat slouží LCD display nokia5110 na nichž se zobrazuje čas, nejrychlejší čas kola, počet kol a to pro obě dráhy zároveň.</text:span></text:p>
      <text:p text:style-name="P3"/>
      <text:p text:style-name="P7">Zapojení je jednoduché jde o pospojení modulů.</text:p>
      <text:p text:style-name="P7"/>
      <text:p text:style-name="P7">Programocí jazyk C, nejedná se o Wiring C</text:p>
      <text:p text:style-name="P7">Zdrojový kód obsahuje kometáře ze kterých je vygenerována dokumentace Doxygen.</text:p>
      <text:p text:style-name="P7">Zdrojový kód je rozdělen do několika knihoven dle obrázku.</text:p>
      <text:p text:style-name="P7"/>
      <text:p text:style-name="P7">- <text:s/></text:p>
      <text:p text:style-name="P7"/>
      <text:p text:style-name="P7"/>
      <text:p text:style-name="P14"><text:span text:style-name="T9">PrintCars;<text:tab/><text:tab/></text:span><text:span text:style-name="T12">vypíše data o autu na LCD display</text:span></text:p>
      <text:p text:style-name="P15"><text:span text:style-name="T5">uart_putint;<text:tab/><text:tab/></text:span><text:span text:style-name="T12">vytiskne celé číslo na UART</text:span><text:span text:style-name="T5"><text:tab/><text:tab/><text:tab/></text:span></text:p>
      <text:p text:style-name="P12"><text:span text:style-name="T5">uart_putuint;</text:span><text:span text:style-name="T10"><text:tab/><text:tab/></text:span><text:span text:style-name="T11">vytiskne neznaménkové číslo na UART</text:span><text:span text:style-name="T10"><text:tab/><text:tab/><text:tab/></text:span></text:p>
      <text:p text:style-name="P11"><text:span text:style-name="T5">ClearCar;</text:span><text:span text:style-name="T10"><text:tab/><text:tab/></text:span><text:span text:style-name="T11">vynuluje hodnoty proměných u aut</text:span></text:p>
      <text:p text:style-name="P11"><text:span text:style-name="T5">MillisToClock;</text:span><text:span text:style-name="T10"><text:tab/></text:span><text:span text:style-name="T11">přepočítá milisekundy na sekundy a milisekundy</text:span></text:p>
      <text:p text:style-name="P10"><text:span text:style-name="T13">CalculateCar;</text:span><text:span text:style-name="T15"><text:tab/>Vypocita cas kola, cas nejlepsiho kola a pocet ujetych kol.</text:span></text:p>
      <text:p text:style-name="P11"><text:span text:style-name="T5">UreadDistance;</text:span><text:span text:style-name="T10"><text:tab/></text:span><text:span text:style-name="T11">příjme signál odražená zpět</text:span></text:p>
      <text:p text:style-name="P10"><text:span text:style-name="T13">USendTrigger;<text:tab/></text:span><text:span text:style-name="T14">Vyšle signál na pin ultrazvukového senzoru</text:span></text:p>
      <text:p text:style-name="P13"><text:span text:style-name="T16">Clock<text:tab/><text:tab/></text:span><text:span text:style-name="T17">Struktura pro ulozeni casu ve formate SS:MS</text:span></text:p>
      <text:p text:style-name="P9"><text:span text:style-name="T5">CarLap</text:span><text:span text:style-name="T10"><text:tab/><text:tab/></text:span><text:span text:style-name="T11">struktura proměných obsahující data o autě</text:span></text:p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.0783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yt-paper_7e_LT_7e_Gliederung_20_1" style:display-name="lyt-paper~LT~Gliederung 1" style:family="paragraph" style:default-outline-level="">
      <style:paragraph-properties fo:margin-left="0.472in" fo:margin-right="0in" fo:margin-top="0in" fo:margin-bottom="0.1965in" loext:contextual-spacing="false" fo:text-align="start" style:justify-single-word="false" fo:orphans="2" fo:widows="2" fo:text-indent="-0.3543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472in" fo:margin-right="0in" fo:margin-top="0in" fo:margin-bottom="0.1965in" loext:contextual-spacing="false" fo:text-align="start" style:justify-single-word="false" fo:orphans="2" fo:widows="2" fo:text-indent="-0.3543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38:41.348795796</meta:creation-date>
    <dc:date>2019-12-17T15:13:48.308548229</dc:date>
    <meta:editing-duration>PT13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44" meta:character-count="1630" meta:non-whitespace-character-count="1392"/>
  </office:meta>
</office:document-meta>
</file>